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3.8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ID_Territorial_Division </text:p>
          </table:table-cell>
          <table:table-cell office:value-type="string">
            <text:p>Territorial_Division_Name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ECCION TERRITORIAL BARRANQUIL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RECCIÓN TERRITORIAL MEDELLÍ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RECCIÓN TERRITORIAL CÚCU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RECCIÓN TERRITORIAL BUCARAMANG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RECCIÓN TERRITORIAL CAL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RECCION GENERAL DE CONTROL Y VIGILANCIA MONITORA EL CERR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1T10:35:21</meta:creation-date>
    <dc:date>2012-07-11T10:37:45</dc:date>
    <meta:editing-duration>PT1M36S</meta:editing-duration>
    <meta:editing-cycles>3</meta:editing-cycles>
    <meta:generator>LibreOffice/3.5$Linux_X86_64 LibreOffice_project/350m1$Build-2</meta:generator>
    <meta:document-statistic meta:table-count="1" meta:cell-count="14" meta:object-count="0"/>
  </office:meta>
</office:document-meta>
</file>